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695cm"/>
    </style:style>
    <style:style style:name="co2" style:family="table-column">
      <style:table-column-properties fo:break-before="auto" style:column-width="3.247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7cm"/>
    </style:style>
    <style:style style:name="co6" style:family="table-column">
      <style:table-column-properties fo:break-before="auto" style:column-width="3.926cm"/>
    </style:style>
    <style:style style:name="co7" style:family="table-column">
      <style:table-column-properties fo:break-before="auto" style:column-width="2.334cm"/>
    </style:style>
    <style:style style:name="co8" style:family="table-column">
      <style:table-column-properties fo:break-before="auto" style:column-width="3.798cm"/>
    </style:style>
    <style:style style:name="co9" style:family="table-column">
      <style:table-column-properties fo:break-before="auto" style:column-width="3.353cm"/>
    </style:style>
    <style:style style:name="co10" style:family="table-column">
      <style:table-column-properties fo:break-before="auto" style:column-width="2.907cm"/>
    </style:style>
    <style:style style:name="co11" style:family="table-column">
      <style:table-column-properties fo:break-before="auto" style:column-width="4.202cm"/>
    </style:style>
    <style:style style:name="co12" style:family="table-column">
      <style:table-column-properties fo:break-before="auto" style:column-width="4.0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,железо</text:p>
          </table:table-cell>
          <table:table-cell office:value-type="string" calcext:value-type="string">
            <text:p>R, железо,м</text:p>
          </table:table-cell>
          <table:table-cell office:value-type="string" calcext:value-type="string">
            <text:p>t,время падения(ж)</text:p>
          </table:table-cell>
          <table:table-cell office:value-type="string" calcext:value-type="string">
            <text:p>V_уст,м/с</text:p>
          </table:table-cell>
          <table:table-cell/>
          <table:table-cell office:value-type="string" calcext:value-type="string">
            <text:p>1/Т, ж</text:p>
          </table:table-cell>
          <table:table-cell office:value-type="string" calcext:value-type="string">
            <text:p>n, вязкость,Па*с</text:p>
          </table:table-cell>
          <table:table-cell office:value-type="string" calcext:value-type="string">
            <text:p>t*, время релаксации,с</text:p>
          </table:table-cell>
          <table:table-cell/>
          <table:table-cell office:value-type="string" calcext:value-type="string">
            <text:p>S, путь релаксации, м</text:p>
          </table:table-cell>
          <table:table-cell/>
          <table:table-cell office:value-type="string" calcext:value-type="string">
            <text:p>T,стекло</text:p>
          </table:table-cell>
          <table:table-cell office:value-type="string" calcext:value-type="string">
            <text:p>R, стекло,м</text:p>
          </table:table-cell>
          <table:table-cell office:value-type="string" calcext:value-type="string">
            <text:p>t,время падения(с)</text:p>
          </table:table-cell>
          <table:table-cell office:value-type="string" calcext:value-type="string">
            <text:p>V_уст,м/с</text:p>
          </table:table-cell>
          <table:table-cell office:value-type="string" calcext:value-type="string">
            <text:p>1/Т, с</text:p>
          </table:table-cell>
          <table:table-cell office:value-type="string" calcext:value-type="string">
            <text:p>n, вязкость,Па*с</text:p>
          </table:table-cell>
          <table:table-cell office:value-type="string" calcext:value-type="string">
            <text:p>t*, время релаксации,с</text:p>
          </table:table-cell>
          <table:table-cell office:value-type="string" calcext:value-type="string">
            <text:p>S, путь релаксации, м</text:p>
          </table:table-cell>
        </table:table-row>
        <table:table-row table:style-name="ro1">
          <table:table-cell table:formula="of:=23+273" office:value-type="float" office:value="296" calcext:value-type="float">
            <text:p>296</text:p>
          </table:table-cell>
          <table:table-cell table:formula="of:=16*0.05*0.001*0.5" office:value-type="float" office:value="0.0004" calcext:value-type="float">
            <text:p>0,0004</text:p>
          </table:table-cell>
          <table:table-cell office:value-type="float" office:value="90.02" calcext:value-type="float">
            <text:p>90,02</text:p>
          </table:table-cell>
          <table:table-cell table:formula="of:=0.2/[.C2]" office:value-type="float" office:value="0.00222172850477672" calcext:value-type="float">
            <text:p>0,00222172850477672</text:p>
          </table:table-cell>
          <table:table-cell/>
          <table:table-cell table:formula="of:=1/[.A2]" office:value-type="float" office:value="0.00337837837837838" calcext:value-type="float">
            <text:p>0,00337837837837838</text:p>
          </table:table-cell>
          <table:table-cell table:formula="of:=2/9*10*[.B2]*[.B2]*(7874-1250)/[.D2]" office:value-type="float" office:value="1.06007552" calcext:value-type="float">
            <text:p>1,06007552</text:p>
          </table:table-cell>
          <table:table-cell table:formula="of:=2/9*7874*[.B2]*[.B2]/[.G2]" office:value-type="float" office:value="0.00026409858464088" calcext:value-type="float">
            <text:p>0,00026409858464088</text:p>
          </table:table-cell>
          <table:table-cell/>
          <table:table-cell table:formula="of:=[.H2]*[.D2]" office:value-type="float" office:value="0.00000058675535356783" calcext:value-type="float">
            <text:p>5,86755353567829E-07</text:p>
          </table:table-cell>
          <table:table-cell/>
          <table:table-cell table:formula="of:=23+273" office:value-type="float" office:value="296" calcext:value-type="float">
            <text:p>296</text:p>
          </table:table-cell>
          <table:table-cell table:formula="of:=40*0.05*0.001*0.5" office:value-type="float" office:value="0.001" calcext:value-type="float">
            <text:p>0,001</text:p>
          </table:table-cell>
          <table:table-cell office:value-type="float" office:value="49.18" calcext:value-type="float">
            <text:p>49,18</text:p>
          </table:table-cell>
          <table:table-cell table:formula="of:=0.2/[.N2]" office:value-type="float" office:value="0.00406669377795852" calcext:value-type="float">
            <text:p>0,00406669377795852</text:p>
          </table:table-cell>
          <table:table-cell table:formula="of:=1/[.L2]" office:value-type="float" office:value="0.00337837837837838" calcext:value-type="float">
            <text:p>0,00337837837837838</text:p>
          </table:table-cell>
          <table:table-cell table:formula="of:=2/9*10*(2600-1250)*[.M2]*[.M2]/[.O2]" office:value-type="float" office:value="0.7377" calcext:value-type="float">
            <text:p>0,7377</text:p>
          </table:table-cell>
          <table:table-cell table:formula="of:=2/9*2600*[.M2]*[.M2]/[.Q2]" office:value-type="float" office:value="0.000783215097977196" calcext:value-type="float">
            <text:p>0,000783215097977196</text:p>
          </table:table-cell>
          <table:table-cell table:formula="of:=[.R2]*[.O2]" office:value-type="float" office:value="0.00000318509596574704" calcext:value-type="float">
            <text:p>3,18509596574704E-06</text:p>
          </table:table-cell>
        </table:table-row>
        <table:table-row table:style-name="ro1">
          <table:table-cell table:formula="of:=31+273" office:value-type="float" office:value="304" calcext:value-type="float">
            <text:p>304</text:p>
          </table:table-cell>
          <table:table-cell table:formula="of:=16*0.05*0.001*0.5" office:value-type="float" office:value="0.0004" calcext:value-type="float">
            <text:p>0,0004</text:p>
          </table:table-cell>
          <table:table-cell office:value-type="float" office:value="50.19" calcext:value-type="float">
            <text:p>50,19</text:p>
          </table:table-cell>
          <table:table-cell table:formula="of:=0.2/[.C3]" office:value-type="float" office:value="0.0039848575413429" calcext:value-type="float">
            <text:p>0,0039848575413429</text:p>
          </table:table-cell>
          <table:table-cell/>
          <table:table-cell table:formula="of:=1/[.A3]" office:value-type="float" office:value="0.00328947368421053" calcext:value-type="float">
            <text:p>0,00328947368421053</text:p>
          </table:table-cell>
          <table:table-cell table:formula="of:=2/9*10*[.B3]*[.B3]*(7874-1250)/[.D3]" office:value-type="float" office:value="0.59103744" calcext:value-type="float">
            <text:p>0,59103744</text:p>
          </table:table-cell>
          <table:table-cell table:formula="of:=2/9*7874*[.B3]*[.B3]/[.G3]" office:value-type="float" office:value="0.000473683096022554" calcext:value-type="float">
            <text:p>0,000473683096022554</text:p>
          </table:table-cell>
          <table:table-cell/>
          <table:table-cell table:formula="of:=[.H3]*[.D3]" office:value-type="float" office:value="0.00000188755965739213" calcext:value-type="float">
            <text:p>1,88755965739213E-06</text:p>
          </table:table-cell>
          <table:table-cell/>
          <table:table-cell table:formula="of:=273+23" office:value-type="float" office:value="296" calcext:value-type="float">
            <text:p>296</text:p>
          </table:table-cell>
          <table:table-cell table:formula="of:=42*0.05*0.001*0.5" office:value-type="float" office:value="0.00105" calcext:value-type="float">
            <text:p>0,00105</text:p>
          </table:table-cell>
          <table:table-cell office:value-type="float" office:value="46.93" calcext:value-type="float">
            <text:p>46,93</text:p>
          </table:table-cell>
          <table:table-cell table:formula="of:=0.2/[.N3]" office:value-type="float" office:value="0.00426166631152781" calcext:value-type="float">
            <text:p>0,00426166631152781</text:p>
          </table:table-cell>
          <table:table-cell table:formula="of:=1/[.L3]" office:value-type="float" office:value="0.00337837837837838" calcext:value-type="float">
            <text:p>0,00337837837837838</text:p>
          </table:table-cell>
          <table:table-cell table:formula="of:=2/9*10*(2600-1250)*[.M3]*[.M3]/[.O3]" office:value-type="float" office:value="0.776104875" calcext:value-type="float">
            <text:p>0,776104875</text:p>
          </table:table-cell>
          <table:table-cell table:formula="of:=2/9*2600*[.M3]*[.M3]/[.Q3]" office:value-type="float" office:value="0.000820765363701652" calcext:value-type="float">
            <text:p>0,000820765363701652</text:p>
          </table:table-cell>
          <table:table-cell table:formula="of:=[.R3]*[.O3]" office:value-type="float" office:value="0.0000034978281001562" calcext:value-type="float">
            <text:p>3,4978281001562E-0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16*0.05*0.001*0.5" office:value-type="float" office:value="0.0004" calcext:value-type="float">
            <text:p>0,0004</text:p>
          </table:table-cell>
          <table:table-cell office:value-type="float" office:value="38.4" calcext:value-type="float">
            <text:p>38,4</text:p>
          </table:table-cell>
          <table:table-cell table:formula="of:=0.2/[.C4]" office:value-type="float" office:value="0.00520833333333333" calcext:value-type="float">
            <text:p>0,00520833333333333</text:p>
          </table:table-cell>
          <table:table-cell/>
          <table:table-cell table:formula="of:=1/[.A4]" office:value-type="float" office:value="0.00328947368421053" calcext:value-type="float">
            <text:p>0,00328947368421053</text:p>
          </table:table-cell>
          <table:table-cell table:formula="of:=2/9*10*[.B4]*[.B4]*(7874-1250)/[.D4]" office:value-type="float" office:value="0.4521984" calcext:value-type="float">
            <text:p>0,4521984</text:p>
          </table:table-cell>
          <table:table-cell table:formula="of:=2/9*7874*[.B4]*[.B4]/[.G4]" office:value-type="float" office:value="0.000619118609098229" calcext:value-type="float">
            <text:p>0,000619118609098229</text:p>
          </table:table-cell>
          <table:table-cell/>
          <table:table-cell table:formula="of:=[.H4]*[.D4]" office:value-type="float" office:value="0.00000322457608905327" calcext:value-type="float">
            <text:p>3,22457608905327E-06</text:p>
          </table:table-cell>
          <table:table-cell/>
          <table:table-cell table:formula="of:=273+23" office:value-type="float" office:value="296" calcext:value-type="float">
            <text:p>296</text:p>
          </table:table-cell>
          <table:table-cell table:formula="of:=42*0.05*0.001*0.5" office:value-type="float" office:value="0.00105" calcext:value-type="float">
            <text:p>0,00105</text:p>
          </table:table-cell>
          <table:table-cell office:value-type="float" office:value="51.38" calcext:value-type="float">
            <text:p>51,38</text:p>
          </table:table-cell>
          <table:table-cell table:formula="of:=0.2/[.N4]" office:value-type="float" office:value="0.00389256520046711" calcext:value-type="float">
            <text:p>0,00389256520046711</text:p>
          </table:table-cell>
          <table:table-cell table:formula="of:=1/[.L4]" office:value-type="float" office:value="0.00337837837837838" calcext:value-type="float">
            <text:p>0,00337837837837838</text:p>
          </table:table-cell>
          <table:table-cell table:formula="of:=2/9*10*(2600-1250)*[.M4]*[.M4]/[.O4]" office:value-type="float" office:value="0.84969675" calcext:value-type="float">
            <text:p>0,84969675</text:p>
          </table:table-cell>
          <table:table-cell table:formula="of:=2/9*2600*[.M4]*[.M4]/[.Q4]" office:value-type="float" office:value="0.000749679223793665" calcext:value-type="float">
            <text:p>0,000749679223793665</text:p>
          </table:table-cell>
          <table:table-cell table:formula="of:=[.R4]*[.O4]" office:value-type="float" office:value="0.00000291817525805241" calcext:value-type="float">
            <text:p>2,91817525805241E-0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18*0.05*0.001*0.5" office:value-type="float" office:value="0.00045" calcext:value-type="float">
            <text:p>0,00045</text:p>
          </table:table-cell>
          <table:table-cell office:value-type="float" office:value="29.12" calcext:value-type="float">
            <text:p>29,12</text:p>
          </table:table-cell>
          <table:table-cell table:formula="of:=0.2/[.C5]" office:value-type="float" office:value="0.00686813186813187" calcext:value-type="float">
            <text:p>0,00686813186813187</text:p>
          </table:table-cell>
          <table:table-cell/>
          <table:table-cell table:formula="of:=1/[.A5]" office:value-type="float" office:value="0.00328947368421053" calcext:value-type="float">
            <text:p>0,00328947368421053</text:p>
          </table:table-cell>
          <table:table-cell table:formula="of:=2/9*10*[.B5]*[.B5]*(7874-1250)/[.D5]" office:value-type="float" office:value="0.43400448" calcext:value-type="float">
            <text:p>0,43400448</text:p>
          </table:table-cell>
          <table:table-cell table:formula="of:=2/9*7874*[.B5]*[.B5]/[.G5]" office:value-type="float" office:value="0.000816420143865796" calcext:value-type="float">
            <text:p>0,000816420143865796</text:p>
          </table:table-cell>
          <table:table-cell/>
          <table:table-cell table:formula="of:=[.H5]*[.D5]" office:value-type="float" office:value="0.00000560728120786948" calcext:value-type="float">
            <text:p>5,60728120786948E-06</text:p>
          </table:table-cell>
          <table:table-cell/>
          <table:table-cell table:formula="of:=273+31" office:value-type="float" office:value="304" calcext:value-type="float">
            <text:p>304</text:p>
          </table:table-cell>
          <table:table-cell table:formula="of:=42*0.05*0.001*0.5" office:value-type="float" office:value="0.00105" calcext:value-type="float">
            <text:p>0,00105</text:p>
          </table:table-cell>
          <table:table-cell office:value-type="float" office:value="35.56" calcext:value-type="float">
            <text:p>35,56</text:p>
          </table:table-cell>
          <table:table-cell table:formula="of:=0.2/[.N5]" office:value-type="float" office:value="0.00562429696287964" calcext:value-type="float">
            <text:p>0,00562429696287964</text:p>
          </table:table-cell>
          <table:table-cell table:formula="of:=1/[.L5]" office:value-type="float" office:value="0.00328947368421053" calcext:value-type="float">
            <text:p>0,00328947368421053</text:p>
          </table:table-cell>
          <table:table-cell table:formula="of:=2/9*10*(2600-1250)*[.M5]*[.M5]/[.O5]" office:value-type="float" office:value="0.5880735" calcext:value-type="float">
            <text:p>0,5880735</text:p>
          </table:table-cell>
          <table:table-cell table:formula="of:=2/9*2600*[.M5]*[.M5]/[.Q5]" office:value-type="float" office:value="0.00108319793359163" calcext:value-type="float">
            <text:p>0,00108319793359163</text:p>
          </table:table-cell>
          <table:table-cell table:formula="of:=[.R5]*[.O5]" office:value-type="float" office:value="0.00000609222684809693" calcext:value-type="float">
            <text:p>6,09222684809693E-06</text:p>
          </table:table-cell>
        </table:table-row>
        <table:table-row table:style-name="ro1">
          <table:table-cell table:formula="of:=38+273" office:value-type="float" office:value="311" calcext:value-type="float">
            <text:p>311</text:p>
          </table:table-cell>
          <table:table-cell table:formula="of:=19*0.05*0.001*0.5" office:value-type="float" office:value="0.000475" calcext:value-type="float">
            <text:p>0,000475</text:p>
          </table:table-cell>
          <table:table-cell office:value-type="float" office:value="16.03" calcext:value-type="float">
            <text:p>16,03</text:p>
          </table:table-cell>
          <table:table-cell table:formula="of:=0.2/[.C6]" office:value-type="float" office:value="0.0124766063630692" calcext:value-type="float">
            <text:p>0,0124766063630692</text:p>
          </table:table-cell>
          <table:table-cell/>
          <table:table-cell table:formula="of:=1/[.A6]" office:value-type="float" office:value="0.00321543408360129" calcext:value-type="float">
            <text:p>0,00321543408360129</text:p>
          </table:table-cell>
          <table:table-cell table:formula="of:=2/9*10*[.B6]*[.B6]*(7874-1250)/[.D6]" office:value-type="float" office:value="0.26619418" calcext:value-type="float">
            <text:p>0,26619418</text:p>
          </table:table-cell>
          <table:table-cell table:formula="of:=2/9*7874*[.B6]*[.B6]/[.G6]" office:value-type="float" office:value="0.00148310384213175" calcext:value-type="float">
            <text:p>0,00148310384213175</text:p>
          </table:table-cell>
          <table:table-cell/>
          <table:table-cell table:formula="of:=[.H6]*[.D6]" office:value-type="float" office:value="0.0000185041028338335" calcext:value-type="float">
            <text:p>1,85041028338335E-05</text:p>
          </table:table-cell>
          <table:table-cell/>
          <table:table-cell office:value-type="float" office:value="304" calcext:value-type="float">
            <text:p>304</text:p>
          </table:table-cell>
          <table:table-cell table:formula="of:=43*0.05*0.001*0.5" office:value-type="float" office:value="0.001075" calcext:value-type="float">
            <text:p>0,001075</text:p>
          </table:table-cell>
          <table:table-cell office:value-type="float" office:value="34.26" calcext:value-type="float">
            <text:p>34,26</text:p>
          </table:table-cell>
          <table:table-cell table:formula="of:=0.2/[.N6]" office:value-type="float" office:value="0.00583771161704612" calcext:value-type="float">
            <text:p>0,00583771161704612</text:p>
          </table:table-cell>
          <table:table-cell table:formula="of:=1/[.L6]" office:value-type="float" office:value="0.00328947368421053" calcext:value-type="float">
            <text:p>0,00328947368421053</text:p>
          </table:table-cell>
          <table:table-cell table:formula="of:=2/9*10*(2600-1250)*[.M6]*[.M6]/[.O6]" office:value-type="float" office:value="0.5938756875" calcext:value-type="float">
            <text:p>0,5938756875</text:p>
          </table:table-cell>
          <table:table-cell table:formula="of:=2/9*2600*[.M6]*[.M6]/[.Q6]" office:value-type="float" office:value="0.00112430001513481" calcext:value-type="float">
            <text:p>0,00112430001513481</text:p>
          </table:table-cell>
          <table:table-cell table:formula="of:=[.R6]*[.O6]" office:value-type="float" office:value="0.0000065633392593976" calcext:value-type="float">
            <text:p>6,5633392593976E-0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15*0.05*0.001*0.5" office:value-type="float" office:value="0.000375" calcext:value-type="float">
            <text:p>0,000375</text:p>
          </table:table-cell>
          <table:table-cell office:value-type="float" office:value="22.18" calcext:value-type="float">
            <text:p>22,18</text:p>
          </table:table-cell>
          <table:table-cell table:formula="of:=0.2/[.C7]" office:value-type="float" office:value="0.00901713255184851" calcext:value-type="float">
            <text:p>0,00901713255184851</text:p>
          </table:table-cell>
          <table:table-cell/>
          <table:table-cell table:formula="of:=1/[.A7]" office:value-type="float" office:value="0.00321543408360129" calcext:value-type="float">
            <text:p>0,00321543408360129</text:p>
          </table:table-cell>
          <table:table-cell table:formula="of:=2/9*10*[.B7]*[.B7]*(7874-1250)/[.D7]" office:value-type="float" office:value="0.229563" calcext:value-type="float">
            <text:p>0,229563</text:p>
          </table:table-cell>
          <table:table-cell table:formula="of:=2/9*7874*[.B7]*[.B7]/[.G7]" office:value-type="float" office:value="0.00107187351620252" calcext:value-type="float">
            <text:p>0,00107187351620252</text:p>
          </table:table-cell>
          <table:table-cell/>
          <table:table-cell table:formula="of:=[.H7]*[.D7]" office:value-type="float" office:value="0.0000096652255744141" calcext:value-type="float">
            <text:p>9,6652255744141E-06</text:p>
          </table:table-cell>
          <table:table-cell/>
          <table:table-cell table:formula="of:=38+273" office:value-type="float" office:value="311" calcext:value-type="float">
            <text:p>311</text:p>
          </table:table-cell>
          <table:table-cell table:formula="of:=42*0.05*0.001*0.5" office:value-type="float" office:value="0.00105" calcext:value-type="float">
            <text:p>0,00105</text:p>
          </table:table-cell>
          <table:table-cell office:value-type="float" office:value="16.99" calcext:value-type="float">
            <text:p>16,99</text:p>
          </table:table-cell>
          <table:table-cell table:formula="of:=0.2/[.N7]" office:value-type="float" office:value="0.0117716303708064" calcext:value-type="float">
            <text:p>0,0117716303708064</text:p>
          </table:table-cell>
          <table:table-cell table:formula="of:=1/[.L7]" office:value-type="float" office:value="0.00321543408360129" calcext:value-type="float">
            <text:p>0,00321543408360129</text:p>
          </table:table-cell>
          <table:table-cell table:formula="of:=2/9*10*(2600-1250)*[.M7]*[.M7]/[.O7]" office:value-type="float" office:value="0.280972125" calcext:value-type="float">
            <text:p>0,280972125</text:p>
          </table:table-cell>
          <table:table-cell table:formula="of:=2/9*2600*[.M7]*[.M7]/[.Q7]" office:value-type="float" office:value="0.0022671288121553" calcext:value-type="float">
            <text:p>0,0022671288121553</text:p>
          </table:table-cell>
          <table:table-cell table:formula="of:=[.R7]*[.O7]" office:value-type="float" office:value="0.0000266878023796974" calcext:value-type="float">
            <text:p>2,66878023796974E-05</text:p>
          </table:table-cell>
        </table:table-row>
        <table:table-row table:style-name="ro1">
          <table:table-cell table:formula="of:=46+273" office:value-type="float" office:value="319" calcext:value-type="float">
            <text:p>319</text:p>
          </table:table-cell>
          <table:table-cell table:formula="of:=14*0.05*0.001*0.5" office:value-type="float" office:value="0.00035" calcext:value-type="float">
            <text:p>0,00035</text:p>
          </table:table-cell>
          <table:table-cell office:value-type="float" office:value="15.73" calcext:value-type="float">
            <text:p>15,73</text:p>
          </table:table-cell>
          <table:table-cell table:formula="of:=0.2/[.C8]" office:value-type="float" office:value="0.0127145581691036" calcext:value-type="float">
            <text:p>0,0127145581691036</text:p>
          </table:table-cell>
          <table:table-cell/>
          <table:table-cell table:formula="of:=1/[.A8]" office:value-type="float" office:value="0.00313479623824451" calcext:value-type="float">
            <text:p>0,00313479623824451</text:p>
          </table:table-cell>
          <table:table-cell table:formula="of:=2/9*10*[.B8]*[.B8]*(7874-1250)/[.D8]" office:value-type="float" office:value="0.14182168" calcext:value-type="float">
            <text:p>0,14182168</text:p>
          </table:table-cell>
          <table:table-cell table:formula="of:=2/9*7874*[.B8]*[.B8]/[.G8]" office:value-type="float" office:value="0.00151138935723916" calcext:value-type="float">
            <text:p>0,00151138935723916</text:p>
          </table:table-cell>
          <table:table-cell/>
          <table:table-cell table:formula="of:=[.H8]*[.D8]" office:value-type="float" office:value="0.0000192166478987814" calcext:value-type="float">
            <text:p>1,92166478987814E-05</text:p>
          </table:table-cell>
          <table:table-cell/>
          <table:table-cell office:value-type="float" office:value="311" calcext:value-type="float">
            <text:p>311</text:p>
          </table:table-cell>
          <table:table-cell table:formula="of:=42*0.05*0.001*0.5" office:value-type="float" office:value="0.00105" calcext:value-type="float">
            <text:p>0,00105</text:p>
          </table:table-cell>
          <table:table-cell office:value-type="float" office:value="18.2" calcext:value-type="float">
            <text:p>18,2</text:p>
          </table:table-cell>
          <table:table-cell table:formula="of:=0.2/[.N8]" office:value-type="float" office:value="0.010989010989011" calcext:value-type="float">
            <text:p>0,010989010989011</text:p>
          </table:table-cell>
          <table:table-cell table:formula="of:=1/[.L8]" office:value-type="float" office:value="0.00321543408360129" calcext:value-type="float">
            <text:p>0,00321543408360129</text:p>
          </table:table-cell>
          <table:table-cell table:formula="of:=2/9*10*(2600-1250)*[.M8]*[.M8]/[.O8]" office:value-type="float" office:value="0.3009825" calcext:value-type="float">
            <text:p>0,3009825</text:p>
          </table:table-cell>
          <table:table-cell table:formula="of:=2/9*2600*[.M8]*[.M8]/[.Q8]" office:value-type="float" office:value="0.00211640211640212" calcext:value-type="float">
            <text:p>0,00211640211640212</text:p>
          </table:table-cell>
          <table:table-cell table:formula="of:=[.R8]*[.O8]" office:value-type="float" office:value="0.000023257166114309" calcext:value-type="float">
            <text:p>2,3257166114309E-0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16*0.05*0.001*0.5" office:value-type="float" office:value="0.0004" calcext:value-type="float">
            <text:p>0,0004</text:p>
          </table:table-cell>
          <table:table-cell office:value-type="float" office:value="13.67" calcext:value-type="float">
            <text:p>13,67</text:p>
          </table:table-cell>
          <table:table-cell table:formula="of:=0.2/[.C9]" office:value-type="float" office:value="0.0146305779078274" calcext:value-type="float">
            <text:p>0,0146305779078274</text:p>
          </table:table-cell>
          <table:table-cell/>
          <table:table-cell table:formula="of:=1/[.A9]" office:value-type="float" office:value="0.00313479623824451" calcext:value-type="float">
            <text:p>0,00313479623824451</text:p>
          </table:table-cell>
          <table:table-cell table:formula="of:=2/9*10*[.B9]*[.B9]*(7874-1250)/[.D9]" office:value-type="float" office:value="0.16097792" calcext:value-type="float">
            <text:p>0,16097792</text:p>
          </table:table-cell>
          <table:table-cell table:formula="of:=2/9*7874*[.B9]*[.B9]/[.G9]" office:value-type="float" office:value="0.00173914810456269" calcext:value-type="float">
            <text:p>0,00173914810456269</text:p>
          </table:table-cell>
          <table:table-cell/>
          <table:table-cell table:formula="of:=[.H9]*[.D9]" office:value-type="float" office:value="0.0000254447418370547" calcext:value-type="float">
            <text:p>2,54447418370547E-05</text:p>
          </table:table-cell>
          <table:table-cell/>
          <table:table-cell office:value-type="float" office:value="311" calcext:value-type="float">
            <text:p>311</text:p>
          </table:table-cell>
          <table:table-cell table:formula="of:=42*0.05*0.001*0.5" office:value-type="float" office:value="0.00105" calcext:value-type="float">
            <text:p>0,00105</text:p>
          </table:table-cell>
          <table:table-cell office:value-type="float" office:value="17.8" calcext:value-type="float">
            <text:p>17,8</text:p>
          </table:table-cell>
          <table:table-cell table:formula="of:=0.2/[.N9]" office:value-type="float" office:value="0.0112359550561798" calcext:value-type="float">
            <text:p>0,0112359550561798</text:p>
          </table:table-cell>
          <table:table-cell table:formula="of:=1/[.L9]" office:value-type="float" office:value="0.00321543408360129" calcext:value-type="float">
            <text:p>0,00321543408360129</text:p>
          </table:table-cell>
          <table:table-cell table:formula="of:=2/9*10*(2600-1250)*[.M9]*[.M9]/[.O9]" office:value-type="float" office:value="0.2943675" calcext:value-type="float">
            <text:p>0,2943675</text:p>
          </table:table-cell>
          <table:table-cell table:formula="of:=2/9*2600*[.M9]*[.M9]/[.Q9]" office:value-type="float" office:value="0.00216396171452351" calcext:value-type="float">
            <text:p>0,00216396171452351</text:p>
          </table:table-cell>
          <table:table-cell table:formula="of:=[.R9]*[.O9]" office:value-type="float" office:value="0.0000243141765676799" calcext:value-type="float">
            <text:p>2,43141765676799E-0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18*0.05*0.001*0.5" office:value-type="float" office:value="0.00045" calcext:value-type="float">
            <text:p>0,00045</text:p>
          </table:table-cell>
          <table:table-cell office:value-type="float" office:value="12.88" calcext:value-type="float">
            <text:p>12,88</text:p>
          </table:table-cell>
          <table:table-cell table:formula="of:=0.2/[.C10]" office:value-type="float" office:value="0.015527950310559" calcext:value-type="float">
            <text:p>0,015527950310559</text:p>
          </table:table-cell>
          <table:table-cell/>
          <table:table-cell table:formula="of:=1/[.A10]" office:value-type="float" office:value="0.00313479623824451" calcext:value-type="float">
            <text:p>0,00313479623824451</text:p>
          </table:table-cell>
          <table:table-cell table:formula="of:=2/9*10*[.B10]*[.B10]*(7874-1250)/[.D10]" office:value-type="float" office:value="0.19196352" calcext:value-type="float">
            <text:p>0,19196352</text:p>
          </table:table-cell>
          <table:table-cell table:formula="of:=2/9*7874*[.B10]*[.B10]/[.G10]" office:value-type="float" office:value="0.00184581945569658" calcext:value-type="float">
            <text:p>0,00184581945569658</text:p>
          </table:table-cell>
          <table:table-cell/>
          <table:table-cell table:formula="of:=[.H10]*[.D10]" office:value-type="float" office:value="0.0000286617927903196" calcext:value-type="float">
            <text:p>2,86617927903196E-05</text:p>
          </table:table-cell>
          <table:table-cell/>
          <table:table-cell table:formula="of:=46+273" office:value-type="float" office:value="319" calcext:value-type="float">
            <text:p>319</text:p>
          </table:table-cell>
          <table:table-cell table:formula="of:=43*0.05*0.001*0.5" office:value-type="float" office:value="0.001075" calcext:value-type="float">
            <text:p>0,001075</text:p>
          </table:table-cell>
          <table:table-cell office:value-type="float" office:value="11.07" calcext:value-type="float">
            <text:p>11,07</text:p>
          </table:table-cell>
          <table:table-cell table:formula="of:=0.2/[.N10]" office:value-type="float" office:value="0.01806684733514" calcext:value-type="float">
            <text:p>0,01806684733514</text:p>
          </table:table-cell>
          <table:table-cell table:formula="of:=1/[.L10]" office:value-type="float" office:value="0.00313479623824451" calcext:value-type="float">
            <text:p>0,00313479623824451</text:p>
          </table:table-cell>
          <table:table-cell table:formula="of:=2/9*10*(2600-1250)*[.M10]*[.M10]/[.O10]" office:value-type="float" office:value="0.19189153125" calcext:value-type="float">
            <text:p>0,19189153125</text:p>
          </table:table-cell>
          <table:table-cell table:formula="of:=2/9*2600*[.M10]*[.M10]/[.Q10]" office:value-type="float" office:value="0.00347954096824919" calcext:value-type="float">
            <text:p>0,00347954096824919</text:p>
          </table:table-cell>
          <table:table-cell table:formula="of:=[.R10]*[.O10]" office:value-type="float" office:value="0.0000628643354697234" calcext:value-type="float">
            <text:p>6,28643354697234E-05</text:p>
          </table:table-cell>
        </table:table-row>
        <table:table-row table:style-name="ro1">
          <table:table-cell table:formula="of:=23+273" office:value-type="float" office:value="296" calcext:value-type="float">
            <text:p>296</text:p>
          </table:table-cell>
          <table:table-cell table:formula="of:=16*0.05*0.001*0.5" office:value-type="float" office:value="0.0004" calcext:value-type="float">
            <text:p>0,0004</text:p>
          </table:table-cell>
          <table:table-cell office:value-type="float" office:value="89.44" calcext:value-type="float">
            <text:p>89,44</text:p>
          </table:table-cell>
          <table:table-cell table:formula="of:=0.2/[.C11]" office:value-type="float" office:value="0.00223613595706619" calcext:value-type="float">
            <text:p>0,00223613595706619</text:p>
          </table:table-cell>
          <table:table-cell/>
          <table:table-cell table:formula="of:=1/[.A11]" office:value-type="float" office:value="0.00337837837837838" calcext:value-type="float">
            <text:p>0,00337837837837838</text:p>
          </table:table-cell>
          <table:table-cell table:formula="of:=2/9*10*[.B11]*[.B11]*(7874-1250)/[.D11]" office:value-type="float" office:value="1.05324544" calcext:value-type="float">
            <text:p>1,05324544</text:p>
          </table:table-cell>
          <table:table-cell table:formula="of:=2/9*7874*[.B11]*[.B11]/[.G11]" office:value-type="float" office:value="0.000265811209630724" calcext:value-type="float">
            <text:p>0,000265811209630724</text:p>
          </table:table-cell>
          <table:table-cell/>
          <table:table-cell table:formula="of:=[.H11]*[.D11]" office:value-type="float" office:value="0.00000059439000364652" calcext:value-type="float">
            <text:p>5,94390003646521E-07</text:p>
          </table:table-cell>
          <table:table-cell/>
          <table:table-cell office:value-type="float" office:value="319" calcext:value-type="float">
            <text:p>319</text:p>
          </table:table-cell>
          <table:table-cell table:formula="of:=42*0.05*0.001*0.5" office:value-type="float" office:value="0.00105" calcext:value-type="float">
            <text:p>0,00105</text:p>
          </table:table-cell>
          <table:table-cell office:value-type="float" office:value="10.59" calcext:value-type="float">
            <text:p>10,59</text:p>
          </table:table-cell>
          <table:table-cell table:formula="of:=0.2/[.N11]" office:value-type="float" office:value="0.0188857412653447" calcext:value-type="float">
            <text:p>0,0188857412653447</text:p>
          </table:table-cell>
          <table:table-cell table:formula="of:=1/[.L11]" office:value-type="float" office:value="0.00313479623824451" calcext:value-type="float">
            <text:p>0,00313479623824451</text:p>
          </table:table-cell>
          <table:table-cell table:formula="of:=2/9*10*(2600-1250)*[.M11]*[.M11]/[.O11]" office:value-type="float" office:value="0.175132125" calcext:value-type="float">
            <text:p>0,175132125</text:p>
          </table:table-cell>
          <table:table-cell table:formula="of:=2/9*2600*[.M11]*[.M11]/[.Q11]" office:value-type="float" office:value="0.00363725387332564" calcext:value-type="float">
            <text:p>0,00363725387332564</text:p>
          </table:table-cell>
          <table:table-cell table:formula="of:=[.R11]*[.O11]" office:value-type="float" office:value="0.0000686922355680007" calcext:value-type="float">
            <text:p>6,86922355680007E-05</text:p>
          </table:table-cell>
        </table:table-row>
        <table:table-row table:style-name="ro1">
          <table:table-cell table:formula="of:=31+273" office:value-type="float" office:value="304" calcext:value-type="float">
            <text:p>304</text:p>
          </table:table-cell>
          <table:table-cell table:formula="of:=16*0.05*0.001*0.5" office:value-type="float" office:value="0.0004" calcext:value-type="float">
            <text:p>0,0004</text:p>
          </table:table-cell>
          <table:table-cell office:value-type="float" office:value="34.34" calcext:value-type="float">
            <text:p>34,34</text:p>
          </table:table-cell>
          <table:table-cell table:formula="of:=0.2/[.C12]" office:value-type="float" office:value="0.005824111822947" calcext:value-type="float">
            <text:p>0,005824111822947</text:p>
          </table:table-cell>
          <table:table-cell/>
          <table:table-cell table:formula="of:=1/[.A12]" office:value-type="float" office:value="0.00328947368421053" calcext:value-type="float">
            <text:p>0,00328947368421053</text:p>
          </table:table-cell>
          <table:table-cell table:formula="of:=2/9*10*[.B12]*[.B12]*(7874-1250)/[.D12]" office:value-type="float" office:value="0.40438784" calcext:value-type="float">
            <text:p>0,40438784</text:p>
          </table:table-cell>
          <table:table-cell table:formula="of:=2/9*7874*[.B12]*[.B12]/[.G12]" office:value-type="float" office:value="0.000692316674122655" calcext:value-type="float">
            <text:p>0,000692316674122655</text:p>
          </table:table-cell>
          <table:table-cell/>
          <table:table-cell table:formula="of:=[.H12]*[.D12]" office:value-type="float" office:value="0.0000040321297269811" calcext:value-type="float">
            <text:p>4,0321297269811E-06</text:p>
          </table:table-cell>
          <table:table-cell/>
          <table:table-cell table:formula="of:=54+273" office:value-type="float" office:value="327" calcext:value-type="float">
            <text:p>327</text:p>
          </table:table-cell>
          <table:table-cell table:formula="of:=43*0.05*0.001*0.5" office:value-type="float" office:value="0.001075" calcext:value-type="float">
            <text:p>0,001075</text:p>
          </table:table-cell>
          <table:table-cell office:value-type="float" office:value="7.52" calcext:value-type="float">
            <text:p>7,52</text:p>
          </table:table-cell>
          <table:table-cell table:formula="of:=0.2/[.N12]" office:value-type="float" office:value="0.0265957446808511" calcext:value-type="float">
            <text:p>0,0265957446808511</text:p>
          </table:table-cell>
          <table:table-cell table:formula="of:=1/[.L12]" office:value-type="float" office:value="0.00305810397553517" calcext:value-type="float">
            <text:p>0,00305810397553517</text:p>
          </table:table-cell>
          <table:table-cell table:formula="of:=2/9*10*(2600-1250)*[.M12]*[.M12]/[.O12]" office:value-type="float" office:value="0.1303545" calcext:value-type="float">
            <text:p>0,1303545</text:p>
          </table:table-cell>
          <table:table-cell table:formula="of:=2/9*2600*[.M12]*[.M12]/[.Q12]" office:value-type="float" office:value="0.00512214342001576" calcext:value-type="float">
            <text:p>0,00512214342001576</text:p>
          </table:table-cell>
          <table:table-cell table:formula="of:=[.R12]*[.O12]" office:value-type="float" office:value="0.00013622721861744" calcext:value-type="float">
            <text:p>0,00013622721861744</text:p>
          </table:table-cell>
        </table:table-row>
        <table:table-row table:style-name="ro1">
          <table:table-cell table:formula="of:=54+273" office:value-type="float" office:value="327" calcext:value-type="float">
            <text:p>327</text:p>
          </table:table-cell>
          <table:table-cell table:formula="of:=18*0.05*0.001*0.5" office:value-type="float" office:value="0.00045" calcext:value-type="float">
            <text:p>0,00045</text:p>
          </table:table-cell>
          <table:table-cell office:value-type="float" office:value="8.58" calcext:value-type="float">
            <text:p>8,58</text:p>
          </table:table-cell>
          <table:table-cell table:formula="of:=0.2/[.C13]" office:value-type="float" office:value="0.0233100233100233" calcext:value-type="float">
            <text:p>0,0233100233100233</text:p>
          </table:table-cell>
          <table:table-cell/>
          <table:table-cell table:formula="of:=1/[.A13]" office:value-type="float" office:value="0.00305810397553517" calcext:value-type="float">
            <text:p>0,00305810397553517</text:p>
          </table:table-cell>
          <table:table-cell table:formula="of:=2/9*10*[.B13]*[.B13]*(7874-1250)/[.D13]" office:value-type="float" office:value="0.12787632" calcext:value-type="float">
            <text:p>0,12787632</text:p>
          </table:table-cell>
          <table:table-cell table:formula="of:=2/9*7874*[.B13]*[.B13]/[.G13]" office:value-type="float" office:value="0.00277088048827179" calcext:value-type="float">
            <text:p>0,00277088048827179</text:p>
          </table:table-cell>
          <table:table-cell/>
          <table:table-cell table:formula="of:=[.H13]*[.D13]" office:value-type="float" office:value="0.0000645892887709043" calcext:value-type="float">
            <text:p>6,45892887709043E-05</text:p>
          </table:table-cell>
          <table:table-cell/>
          <table:table-cell office:value-type="float" office:value="327" calcext:value-type="float">
            <text:p>327</text:p>
          </table:table-cell>
          <table:table-cell table:formula="of:=42*0.05*0.001*0.5" office:value-type="float" office:value="0.00105" calcext:value-type="float">
            <text:p>0,00105</text:p>
          </table:table-cell>
          <table:table-cell office:value-type="float" office:value="7.43" calcext:value-type="float">
            <text:p>7,43</text:p>
          </table:table-cell>
          <table:table-cell table:formula="of:=0.2/[.N13]" office:value-type="float" office:value="0.0269179004037685" calcext:value-type="float">
            <text:p>0,0269179004037685</text:p>
          </table:table-cell>
          <table:table-cell table:formula="of:=1/[.L13]" office:value-type="float" office:value="0.00305810397553517" calcext:value-type="float">
            <text:p>0,00305810397553517</text:p>
          </table:table-cell>
          <table:table-cell table:formula="of:=2/9*10*(2600-1250)*[.M13]*[.M13]/[.O13]" office:value-type="float" office:value="0.122873625" calcext:value-type="float">
            <text:p>0,122873625</text:p>
          </table:table-cell>
          <table:table-cell table:formula="of:=2/9*2600*[.M13]*[.M13]/[.Q13]" office:value-type="float" office:value="0.00518418822591097" calcext:value-type="float">
            <text:p>0,00518418822591097</text:p>
          </table:table-cell>
          <table:table-cell table:formula="of:=[.R13]*[.O13]" office:value-type="float" office:value="0.000139547462339461" calcext:value-type="float">
            <text:p>0,00013954746233946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14*0.05*0.001*0.5" office:value-type="float" office:value="0.00035" calcext:value-type="float">
            <text:p>0,00035</text:p>
          </table:table-cell>
          <table:table-cell office:value-type="float" office:value="11.6" calcext:value-type="float">
            <text:p>11,6</text:p>
          </table:table-cell>
          <table:table-cell table:formula="of:=0.2/[.C14]" office:value-type="float" office:value="0.0172413793103448" calcext:value-type="float">
            <text:p>0,0172413793103448</text:p>
          </table:table-cell>
          <table:table-cell/>
          <table:table-cell table:formula="of:=1/[.A14]" office:value-type="float" office:value="0.00305810397553517" calcext:value-type="float">
            <text:p>0,00305810397553517</text:p>
          </table:table-cell>
          <table:table-cell table:formula="of:=2/9*10*[.B14]*[.B14]*(7874-1250)/[.D14]" office:value-type="float" office:value="0.1045856" calcext:value-type="float">
            <text:p>0,1045856</text:p>
          </table:table-cell>
          <table:table-cell table:formula="of:=2/9*7874*[.B14]*[.B14]/[.G14]" office:value-type="float" office:value="0.00204949608529069" calcext:value-type="float">
            <text:p>0,00204949608529069</text:p>
          </table:table-cell>
          <table:table-cell/>
          <table:table-cell table:formula="of:=[.H14]*[.D14]" office:value-type="float" office:value="0.0000353361394015636" calcext:value-type="float">
            <text:p>3,53361394015636E-05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р,железа,кг/м^3</text:p>
          </table:table-cell>
          <table:table-cell office:value-type="string" calcext:value-type="string">
            <text:p>р,стекла,кг/м^3</text:p>
          </table:table-cell>
          <table:table-cell office:value-type="string" calcext:value-type="string">
            <text:p>р,глицерина,кг/м^3</text:p>
          </table:table-cell>
          <table:table-cell table:number-columns-repeated="16"/>
        </table:table-row>
        <table:table-row table:style-name="ro1">
          <table:table-cell table:style-name="ce1" office:value-type="float" office:value="7874" calcext:value-type="float">
            <text:p>7874</text:p>
          </table:table-cell>
          <table:table-cell office:value-type="float" office:value="2600" calcext:value-type="float">
            <text:p>2600</text:p>
          </table:table-cell>
          <table:table-cell office:value-type="float" office:value="1250" calcext:value-type="float">
            <text:p>1250</text:p>
          </table:table-cell>
          <table:table-cell table:number-columns-repeated="16"/>
        </table:table-row>
        <table:table-row table:style-name="ro1" table:number-rows-repeated="12">
          <table:table-cell table:style-name="ce1"/>
          <table:table-cell table:number-columns-repeated="18"/>
        </table:table-row>
        <table:table-row table:style-name="ro1">
          <table:table-cell table:style-name="ce1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RU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6T20:45:52.722000000</meta:creation-date>
    <dc:date>2022-04-17T02:22:01.497000000</dc:date>
    <meta:editing-duration>PT11M23S</meta:editing-duration>
    <meta:editing-cycles>2</meta:editing-cycles>
    <meta:generator>LibreOffice/7.3.1.3$Windows_x86 LibreOffice_project/a69ca51ded25f3eefd52d7bf9a5fad8c90b87951</meta:generator>
    <meta:document-statistic meta:table-count="1" meta:cell-count="222" meta:object-count="0"/>
  </office:meta>
</office:document-meta>
</file>